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sloLGS NF" svg:font-family="'MesloLGS NF'" style:font-pitch="fixed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margin-top="0in" fo:margin-bottom="0in" style:contextual-spacing="false" fo:line-height="115%" fo:text-align="start" style:justify-single-word="false"/>
      <style:text-properties style:font-name="MesloLGS NF" fo:font-size="20pt" fo:language="zxx" fo:country="none" style:text-underline-style="solid" style:text-underline-width="auto" style:text-underline-color="font-color" fo:font-weight="bold" officeooo:rsid="001ac6ac" officeooo:paragraph-rsid="001ac6ac" style:font-size-asian="20pt" style:language-asian="zxx" style:country-asian="none" style:font-weight-asian="bold" style:font-size-complex="20pt" style:language-complex="zxx" style:country-complex="none" style:font-weight-complex="bold"/>
    </style:style>
    <style:style style:name="P2" style:family="paragraph" style:parent-style-name="Standard">
      <style:paragraph-properties fo:margin-top="0in" fo:margin-bottom="0in" style:contextual-spacing="false" fo:line-height="115%"/>
      <style:text-properties style:font-name="MesloLGS NF" fo:font-size="20pt" fo:language="zxx" fo:country="none" style:text-underline-style="solid" style:text-underline-width="auto" style:text-underline-color="font-color" fo:font-weight="bold" officeooo:rsid="001ac6ac" officeooo:paragraph-rsid="001ac6ac" style:font-size-asian="20pt" style:language-asian="zxx" style:country-asian="none" style:font-weight-asian="bold" style:font-size-complex="20pt" style:language-complex="zxx" style:country-complex="none" style:font-weight-complex="bold"/>
    </style:style>
    <style:style style:name="P3" style:family="paragraph" style:parent-style-name="Standard">
      <style:paragraph-properties fo:margin-top="0in" fo:margin-bottom="0in" style:contextual-spacing="false" fo:line-height="115%" fo:break-before="page"/>
      <style:text-properties style:font-name="MesloLGS NF" fo:font-size="20pt" fo:language="zxx" fo:country="none" style:text-underline-style="solid" style:text-underline-width="auto" style:text-underline-color="font-color" fo:font-weight="bold" officeooo:rsid="001ac6ac" officeooo:paragraph-rsid="001ac6ac" style:font-size-asian="20pt" style:language-asian="zxx" style:country-asian="none" style:font-weight-asian="bold" style:font-size-complex="20pt" style:language-complex="zxx" style:country-complex="none" style:font-weight-complex="bold"/>
    </style:style>
    <style:style style:name="P4" style:family="paragraph" style:parent-style-name="Standard">
      <style:paragraph-properties fo:margin-top="0in" fo:margin-bottom="0in" style:contextual-spacing="false" fo:line-height="115%"/>
      <style:text-properties style:font-name="MesloLGS NF" fo:language="zxx" fo:country="none" officeooo:rsid="001ac6ac" officeooo:paragraph-rsid="001ac6ac" style:language-asian="zxx" style:country-asian="none" style:language-complex="zxx" style:country-complex="none"/>
    </style:style>
    <style:style style:name="P5" style:family="paragraph" style:parent-style-name="Standard">
      <style:paragraph-properties fo:margin-top="0in" fo:margin-bottom="0in" style:contextual-spacing="false" fo:line-height="115%"/>
      <style:text-properties officeooo:paragraph-rsid="002bf81b"/>
    </style:style>
    <style:style style:name="P6" style:family="paragraph" style:parent-style-name="Standard">
      <style:paragraph-properties fo:margin-top="0in" fo:margin-bottom="0in" style:contextual-spacing="false" fo:line-height="115%"/>
      <style:text-properties officeooo:rsid="001cc62a" officeooo:paragraph-rsid="001cc62a"/>
    </style:style>
    <style:style style:name="P7" style:family="paragraph" style:parent-style-name="Standard">
      <style:paragraph-properties fo:margin-top="0in" fo:margin-bottom="0in" style:contextual-spacing="false" fo:line-height="115%"/>
      <style:text-properties officeooo:rsid="00262796" officeooo:paragraph-rsid="00262796"/>
    </style:style>
    <style:style style:name="P8" style:family="paragraph" style:parent-style-name="Standard">
      <style:paragraph-properties fo:margin-top="0in" fo:margin-bottom="0in" style:contextual-spacing="false" fo:line-height="115%"/>
      <style:text-properties officeooo:rsid="0028ab40" officeooo:paragraph-rsid="002bf81b"/>
    </style:style>
    <style:style style:name="P9" style:family="paragraph" style:parent-style-name="Standard" style:list-style-name="L1">
      <style:paragraph-properties fo:margin-top="0in" fo:margin-bottom="0in" style:contextual-spacing="false" fo:line-height="115%"/>
      <style:text-properties style:font-name="MesloLGS NF" fo:language="zxx" fo:country="none" officeooo:rsid="001ac6ac" officeooo:paragraph-rsid="001ac6ac" style:language-asian="zxx" style:country-asian="none" style:language-complex="zxx" style:country-complex="none"/>
    </style:style>
    <style:style style:name="P10" style:family="paragraph" style:parent-style-name="Standard" style:list-style-name="L2">
      <style:paragraph-properties fo:margin-top="0in" fo:margin-bottom="0in" style:contextual-spacing="false" fo:line-height="115%"/>
      <style:text-properties style:font-name="MesloLGS NF" fo:language="zxx" fo:country="none" officeooo:rsid="001ac6ac" officeooo:paragraph-rsid="001ac6ac" style:language-asian="zxx" style:country-asian="none" style:language-complex="zxx" style:country-complex="none"/>
    </style:style>
    <style:style style:name="P11" style:family="paragraph" style:parent-style-name="Standard" style:list-style-name="L3">
      <style:paragraph-properties fo:margin-top="0in" fo:margin-bottom="0in" style:contextual-spacing="false" fo:line-height="115%"/>
      <style:text-properties style:font-name="MesloLGS NF" fo:language="zxx" fo:country="none" officeooo:rsid="001ac6ac" officeooo:paragraph-rsid="001ac6ac" style:language-asian="zxx" style:country-asian="none" style:language-complex="zxx" style:country-complex="none"/>
    </style:style>
    <style:style style:name="P12" style:family="paragraph" style:parent-style-name="Standard" style:list-style-name="L4">
      <style:paragraph-properties fo:margin-top="0in" fo:margin-bottom="0in" style:contextual-spacing="false" fo:line-height="115%"/>
      <style:text-properties style:font-name="MesloLGS NF" fo:language="zxx" fo:country="none" officeooo:rsid="001ac6ac" officeooo:paragraph-rsid="001ac6ac" style:language-asian="zxx" style:country-asian="none" style:language-complex="zxx" style:country-complex="none"/>
    </style:style>
    <style:style style:name="P13" style:family="paragraph" style:parent-style-name="Standard">
      <style:paragraph-properties fo:margin-top="0in" fo:margin-bottom="0in" style:contextual-spacing="false" fo:line-height="115%"/>
      <style:text-properties style:font-name="MesloLGS NF" fo:language="zxx" fo:country="none" officeooo:rsid="001ac6ac" officeooo:paragraph-rsid="001ac6ac" style:language-asian="zxx" style:country-asian="none" style:language-complex="zxx" style:country-complex="none"/>
    </style:style>
    <style:style style:name="P14" style:family="paragraph" style:parent-style-name="Standard" style:list-style-name="L5">
      <style:paragraph-properties fo:margin-top="0in" fo:margin-bottom="0in" style:contextual-spacing="false" fo:line-height="115%"/>
      <style:text-properties style:font-name="MesloLGS NF" fo:language="zxx" fo:country="none" officeooo:rsid="001cc62a" officeooo:paragraph-rsid="001cc62a" style:language-asian="zxx" style:country-asian="none" style:language-complex="zxx" style:country-complex="none"/>
    </style:style>
    <style:style style:name="P15" style:family="paragraph" style:parent-style-name="Standard" style:list-style-name="L6">
      <style:paragraph-properties fo:margin-top="0in" fo:margin-bottom="0in" style:contextual-spacing="false" fo:line-height="115%"/>
      <style:text-properties style:font-name="MesloLGS NF" fo:language="zxx" fo:country="none" officeooo:rsid="001cc62a" officeooo:paragraph-rsid="001cc62a" style:language-asian="zxx" style:country-asian="none" style:language-complex="zxx" style:country-complex="none"/>
    </style:style>
    <style:style style:name="P16" style:family="paragraph" style:parent-style-name="Standard" style:list-style-name="L7">
      <style:paragraph-properties fo:margin-top="0in" fo:margin-bottom="0in" style:contextual-spacing="false" fo:line-height="115%"/>
      <style:text-properties style:font-name="MesloLGS NF" fo:language="zxx" fo:country="none" officeooo:rsid="001cc62a" officeooo:paragraph-rsid="001cc62a" style:language-asian="zxx" style:country-asian="none" style:language-complex="zxx" style:country-complex="none"/>
    </style:style>
    <style:style style:name="P17" style:family="paragraph" style:parent-style-name="Standard" style:list-style-name="L8">
      <style:paragraph-properties fo:margin-top="0in" fo:margin-bottom="0in" style:contextual-spacing="false" fo:line-height="115%"/>
      <style:text-properties style:font-name="MesloLGS NF" fo:language="zxx" fo:country="none" officeooo:rsid="001cc62a" officeooo:paragraph-rsid="001cc62a" style:language-asian="zxx" style:country-asian="none" style:language-complex="zxx" style:country-complex="none"/>
    </style:style>
    <style:style style:name="P18" style:family="paragraph" style:parent-style-name="Standard" style:list-style-name="L9">
      <style:paragraph-properties fo:margin-top="0in" fo:margin-bottom="0in" style:contextual-spacing="false" fo:line-height="115%"/>
      <style:text-properties style:font-name="MesloLGS NF" fo:language="zxx" fo:country="none" officeooo:rsid="001cc62a" officeooo:paragraph-rsid="001cc62a" style:language-asian="zxx" style:country-asian="none" style:language-complex="zxx" style:country-complex="none"/>
    </style:style>
    <style:style style:name="P19" style:family="paragraph" style:parent-style-name="Standard">
      <style:paragraph-properties fo:margin-top="0in" fo:margin-bottom="0in" style:contextual-spacing="false" fo:line-height="115%"/>
      <style:text-properties style:font-name="MesloLGS NF" fo:language="zxx" fo:country="none" officeooo:rsid="001cc62a" officeooo:paragraph-rsid="001cc62a" style:language-asian="zxx" style:country-asian="none" style:language-complex="zxx" style:country-complex="none"/>
    </style:style>
    <style:style style:name="P20" style:family="paragraph" style:parent-style-name="Standard">
      <style:paragraph-properties fo:margin-top="0in" fo:margin-bottom="0in" style:contextual-spacing="false" fo:line-height="115%"/>
      <style:text-properties style:font-name="MesloLGS NF" fo:language="zxx" fo:country="none" officeooo:rsid="0024f8f1" officeooo:paragraph-rsid="001cc62a" style:language-asian="zxx" style:country-asian="none" style:language-complex="zxx" style:country-complex="none"/>
    </style:style>
    <style:style style:name="P21" style:family="paragraph" style:parent-style-name="Standard">
      <style:paragraph-properties fo:margin-top="0in" fo:margin-bottom="0in" style:contextual-spacing="false" fo:line-height="115%"/>
      <style:text-properties style:font-name="MesloLGS NF" fo:language="zxx" fo:country="none" officeooo:rsid="002832d7" officeooo:paragraph-rsid="00262796" style:language-asian="zxx" style:country-asian="none" style:language-complex="zxx" style:country-complex="none"/>
    </style:style>
    <style:style style:name="P22" style:family="paragraph" style:parent-style-name="Standard">
      <style:paragraph-properties fo:margin-top="0in" fo:margin-bottom="0in" style:contextual-spacing="false" fo:line-height="115%"/>
      <style:text-properties style:font-name="MesloLGS NF" fo:language="zxx" fo:country="none" officeooo:rsid="002bf81b" officeooo:paragraph-rsid="002bf81b" style:language-asian="zxx" style:country-asian="none" style:language-complex="zxx" style:country-complex="none"/>
    </style:style>
    <style:style style:name="P23" style:family="paragraph" style:parent-style-name="Standard">
      <style:paragraph-properties fo:margin-top="0in" fo:margin-bottom="0in" style:contextual-spacing="false" fo:line-height="115%"/>
      <style:text-properties officeooo:rsid="002d5b0b" officeooo:paragraph-rsid="002d5b0b"/>
    </style:style>
    <style:style style:name="P24" style:family="paragraph" style:parent-style-name="Standard">
      <style:paragraph-properties fo:margin-top="0in" fo:margin-bottom="0in" style:contextual-spacing="false" fo:line-height="115%"/>
      <style:text-properties officeooo:rsid="002f8c3f" officeooo:paragraph-rsid="002f8c3f"/>
    </style:style>
    <style:style style:name="P25" style:family="paragraph" style:parent-style-name="Standard">
      <style:paragraph-properties fo:margin-top="0in" fo:margin-bottom="0in" style:contextual-spacing="false" fo:line-height="115%"/>
      <style:text-properties officeooo:rsid="00300393" officeooo:paragraph-rsid="002f8c3f"/>
    </style:style>
    <style:style style:name="P26" style:family="paragraph" style:parent-style-name="Standard">
      <style:paragraph-properties fo:margin-top="0in" fo:margin-bottom="0in" style:contextual-spacing="false" fo:line-height="115%"/>
      <style:text-properties officeooo:rsid="0031dfde" officeooo:paragraph-rsid="0031dfde"/>
    </style:style>
    <style:style style:name="P27" style:family="paragraph" style:parent-style-name="Standard">
      <style:paragraph-properties fo:margin-top="0in" fo:margin-bottom="0in" style:contextual-spacing="false" fo:line-height="115%"/>
      <style:text-properties officeooo:rsid="0031dfde" officeooo:paragraph-rsid="0032c6c3"/>
    </style:style>
    <style:style style:name="P28" style:family="paragraph" style:parent-style-name="Standard" style:list-style-name="L10">
      <style:paragraph-properties fo:margin-top="0in" fo:margin-bottom="0in" style:contextual-spacing="false" fo:line-height="115%"/>
      <style:text-properties officeooo:rsid="0032c6c3" officeooo:paragraph-rsid="0032c6c3"/>
    </style:style>
    <style:style style:name="P29" style:family="paragraph" style:parent-style-name="Standard">
      <style:paragraph-properties fo:margin-top="0in" fo:margin-bottom="0in" style:contextual-spacing="false" fo:line-height="115%"/>
      <style:text-properties officeooo:rsid="0032c6c3" officeooo:paragraph-rsid="0032c6c3"/>
    </style:style>
    <style:style style:name="P30" style:family="paragraph" style:parent-style-name="Standard">
      <style:paragraph-properties fo:margin-top="0in" fo:margin-bottom="0in" style:contextual-spacing="false" fo:line-height="115%"/>
      <style:text-properties fo:font-size="15pt" style:text-underline-style="solid" style:text-underline-width="auto" style:text-underline-color="font-color" fo:font-weight="bold" officeooo:rsid="0031dfde" officeooo:paragraph-rsid="0031dfde" style:font-size-asian="15pt" style:font-weight-asian="bold" style:font-size-complex="15pt" style:font-weight-complex="bold"/>
    </style:style>
    <style:style style:name="P31" style:family="paragraph" style:parent-style-name="Standard">
      <style:paragraph-properties fo:margin-top="0in" fo:margin-bottom="0in" style:contextual-spacing="false" fo:line-height="115%"/>
      <style:text-properties fo:font-size="15pt" style:text-underline-style="solid" style:text-underline-width="auto" style:text-underline-color="font-color" fo:font-weight="bold" officeooo:rsid="0037e2e4" officeooo:paragraph-rsid="0037e2e4" style:font-size-asian="15pt" style:font-weight-asian="bold" style:font-size-complex="15pt" style:font-weight-complex="bold"/>
    </style:style>
    <style:style style:name="P32" style:family="paragraph" style:parent-style-name="Standard">
      <style:paragraph-properties fo:margin-top="0in" fo:margin-bottom="0in" style:contextual-spacing="false" fo:line-height="115%"/>
      <style:text-properties fo:font-size="15pt" style:text-underline-style="solid" style:text-underline-width="auto" style:text-underline-color="font-color" fo:font-weight="bold" officeooo:rsid="003d0414" officeooo:paragraph-rsid="003d0414" style:font-size-asian="15pt" style:font-weight-asian="bold" style:font-size-complex="15pt" style:font-weight-complex="bold"/>
    </style:style>
    <style:style style:name="P33" style:family="paragraph" style:parent-style-name="Standard">
      <style:paragraph-properties fo:margin-top="0in" fo:margin-bottom="0in" style:contextual-spacing="false" fo:line-height="115%"/>
      <style:text-properties officeooo:rsid="0035949b" officeooo:paragraph-rsid="0035949b"/>
    </style:style>
    <style:style style:name="P34" style:family="paragraph" style:parent-style-name="Standard">
      <style:paragraph-properties fo:margin-top="0in" fo:margin-bottom="0in" style:contextual-spacing="false" fo:line-height="115%"/>
      <style:text-properties officeooo:rsid="0037e2e4" officeooo:paragraph-rsid="0037e2e4"/>
    </style:style>
    <style:style style:name="P35" style:family="paragraph" style:parent-style-name="Standard">
      <style:paragraph-properties fo:margin-top="0in" fo:margin-bottom="0in" style:contextual-spacing="false" fo:line-height="115%"/>
      <style:text-properties officeooo:rsid="003d0414" officeooo:paragraph-rsid="003d0414"/>
    </style:style>
    <style:style style:name="P36" style:family="paragraph" style:parent-style-name="Standard">
      <style:paragraph-properties fo:margin-top="0in" fo:margin-bottom="0in" style:contextual-spacing="false" fo:line-height="115%"/>
      <style:text-properties officeooo:rsid="003e11d9" officeooo:paragraph-rsid="003e11d9"/>
    </style:style>
    <style:style style:name="T1" style:family="text">
      <style:text-properties style:font-name="MesloLGS NF" fo:language="zxx" fo:country="none" style:language-asian="zxx" style:country-asian="none" style:language-complex="zxx" style:country-complex="none"/>
    </style:style>
    <style:style style:name="T2" style:family="text">
      <style:text-properties style:font-name="MesloLGS NF" fo:language="zxx" fo:country="none" officeooo:rsid="002450af" style:language-asian="zxx" style:country-asian="none" style:language-complex="zxx" style:country-complex="none"/>
    </style:style>
    <style:style style:name="T3" style:family="text">
      <style:text-properties style:font-name="MesloLGS NF" fo:language="zxx" fo:country="none" officeooo:rsid="0024f8f1" style:language-asian="zxx" style:country-asian="none" style:language-complex="zxx" style:country-complex="none"/>
    </style:style>
    <style:style style:name="T4" style:family="text">
      <style:text-properties style:font-name="MesloLGS NF" fo:language="zxx" fo:country="none" officeooo:rsid="00276511" style:language-asian="zxx" style:country-asian="none" style:language-complex="zxx" style:country-complex="none"/>
    </style:style>
    <style:style style:name="T5" style:family="text">
      <style:text-properties style:font-name="MesloLGS NF" fo:language="zxx" fo:country="none" officeooo:rsid="002832d7" style:language-asian="zxx" style:country-asian="none" style:language-complex="zxx" style:country-complex="none"/>
    </style:style>
    <style:style style:name="T6" style:family="text">
      <style:text-properties style:font-name="MesloLGS NF" fo:language="zxx" fo:country="none" officeooo:rsid="002bf81b" style:language-asian="zxx" style:country-asian="none" style:language-complex="zxx" style:country-complex="none"/>
    </style:style>
    <style:style style:name="T7" style:family="text">
      <style:text-properties style:font-name="MesloLGS NF" fo:language="zxx" fo:country="none" officeooo:rsid="0032c6c3" style:language-asian="zxx" style:country-asian="none" style:language-complex="zxx" style:country-complex="none"/>
    </style:style>
    <style:style style:name="T8" style:family="text">
      <style:text-properties style:font-name="MesloLGS NF" fo:language="zxx" fo:country="none" officeooo:rsid="00392844" style:language-asian="zxx" style:country-asian="none" style:language-complex="zxx" style:country-complex="none"/>
    </style:style>
    <style:style style:name="T9" style:family="text">
      <style:text-properties style:font-name="MesloLGS NF" fo:language="zxx" fo:country="none" officeooo:rsid="003a6dda" style:language-asian="zxx" style:country-asian="none" style:language-complex="zxx" style:country-complex="none"/>
    </style:style>
    <style:style style:name="T10" style:family="text">
      <style:text-properties style:font-name="MesloLGS NF" fo:language="zxx" fo:country="none" fo:font-weight="bold" officeooo:rsid="0024f8f1" style:language-asian="zxx" style:country-asian="none" style:font-weight-asian="bold" style:language-complex="zxx" style:country-complex="none" style:font-weight-complex="bold"/>
    </style:style>
    <style:style style:name="T11" style:family="text">
      <style:text-properties style:font-name="MesloLGS NF" fo:language="zxx" fo:country="none" officeooo:rsid="002bf81b" fo:background-color="#00a933" loext:char-shading-value="0" style:language-asian="zxx" style:country-asian="none" style:language-complex="zxx" style:country-complex="none"/>
    </style:style>
    <style:style style:name="T12" style:family="text">
      <style:text-properties style:font-name="MesloLGS NF" fo:language="zxx" fo:country="none" officeooo:rsid="002bf81b" fo:background-color="#ff5429" loext:char-shading-value="0" style:language-asian="zxx" style:country-asian="none" style:language-complex="zxx" style:country-complex="none"/>
    </style:style>
    <style:style style:name="T13" style:family="text">
      <style:text-properties style:font-name="MesloLGS NF" fo:language="zxx" fo:country="none" officeooo:rsid="002bf81b" fo:background-color="#ffde59" loext:char-shading-value="0" style:language-asian="zxx" style:country-asian="none" style:language-complex="zxx" style:country-complex="none"/>
    </style:style>
    <style:style style:name="T14" style:family="text">
      <style:text-properties style:font-name="MesloLGS NF" fo:language="zxx" fo:country="none" officeooo:rsid="002bf81b" fo:background-color="#729fcf" loext:char-shading-value="0" style:language-asian="zxx" style:country-asian="none" style:language-complex="zxx" style:country-complex="none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01_01 OOP</text:p>
      <text:p text:style-name="P4"/>
      <text:p text:style-name="P4">OOP – Object Oriented Programming (Objektorientierte Programmierung)</text:p>
      <text:p text:style-name="P4"/>
      <text:p text:style-name="P4">Das Ziel der OOP ist es, ein möglichst 1:1 Abbild der Realität nachzubauen.</text:p>
      <text:p text:style-name="P4"/>
      <text:p text:style-name="P4">Die OOP ist der letzte Schritt im sogenannten Wasserfallmodell, das aus 3 Schritten besteht:</text:p>
      <text:p text:style-name="P4"/>
      <text:list xml:id="list3700969214" text:style-name="L1">
        <text:list-item>
          <text:p text:style-name="P9">OOA – Objektorientierte Analyse</text:p>
        </text:list-item>
      </text:list>
      <text:list text:style-name="L2">
        <text:list-item>
          <text:list>
            <text:list-item>
              <text:p text:style-name="P10">Welche unterschiedlichen Dinge sollen Beschrieben werden?</text:p>
              <text:list>
                <text:list-item>
                  <text:p text:style-name="P10">=&gt; Welche Klassen müssen entwickelt werden?</text:p>
                </text:list-item>
              </text:list>
            </text:list-item>
          </text:list>
        </text:list-item>
      </text:list>
      <text:p text:style-name="P4"/>
      <text:list xml:id="list113052523027199" text:continue-list="list3700969214" text:style-name="L1">
        <text:list-item>
          <text:p text:style-name="P9">OOD – Objektorientiertes Design</text:p>
        </text:list-item>
      </text:list>
      <text:list text:style-name="L3">
        <text:list-item>
          <text:list>
            <text:list-item>
              <text:p text:style-name="P11">Welche Komponenten gibt es für die entsprechenden Klassen zu definieren</text:p>
              <text:list>
                <text:list-item>
                  <text:p text:style-name="P11">=&gt; Welche Methoden/Daten/Eigenschaften müssen entwickelt werden?</text:p>
                </text:list-item>
              </text:list>
            </text:list-item>
          </text:list>
        </text:list-item>
      </text:list>
      <text:p text:style-name="P4"/>
      <text:list text:continue-list="list113052523027199" text:style-name="L1">
        <text:list-item>
          <text:p text:style-name="P9">OOP – Objektorientierte Programmierung</text:p>
        </text:list-item>
      </text:list>
      <text:list text:style-name="L4">
        <text:list-item>
          <text:list>
            <text:list-item>
              <text:p text:style-name="P12">Entsprechender Programmcode wird in Klassenbibliotheken (* .dll – Dynamik Link Library) geschrieben, aus denen Objekte erzeugt werden können</text:p>
            </text:list-item>
          </text:list>
        </text:list-item>
      </text:list>
      <text:p text:style-name="P4"/>
      <text:p text:style-name="P4"/>
      <text:p text:style-name="P2"/>
      <text:p text:style-name="P3">01_02 Klassenbibliothek</text:p>
      <text:p text:style-name="P4"/>
      <text:p text:style-name="P4">Klassenbibliotheken besitzen einen hierarchischen Aufbau, dass heißt sie bestehen immer aus folgenden 4 Bereichen:</text:p>
      <text:p text:style-name="P4"/>
      <text:list xml:id="list3477811835" text:style-name="L5">
        <text:list-item>
          <text:p text:style-name="P14">Daten</text:p>
        </text:list-item>
      </text:list>
      <text:list text:style-name="L6">
        <text:list-item>
          <text:list>
            <text:list-item>
              <text:p text:style-name="P15">private (nur in der Klasse gültig)</text:p>
            </text:list-item>
          </text:list>
        </text:list-item>
      </text:list>
      <text:list xml:id="list113053015559483" text:continue-list="list3477811835" text:style-name="L5">
        <text:list-item>
          <text:p text:style-name="P14">Eigenschaftsmethoden</text:p>
        </text:list-item>
      </text:list>
      <text:list text:style-name="L7">
        <text:list-item>
          <text:list>
            <text:list-item>
              <text:p text:style-name="P16">get&amp;set übergibt/übernimmt Daten an/aus Objekt (Datenkapselung)</text:p>
            </text:list-item>
          </text:list>
        </text:list-item>
      </text:list>
      <text:list xml:id="list113052538007132" text:continue-list="list113053015559483" text:style-name="L5">
        <text:list-item>
          <text:p text:style-name="P14">Konstruktoren</text:p>
        </text:list-item>
      </text:list>
      <text:list text:style-name="L8">
        <text:list-item>
          <text:list>
            <text:list-item>
              <text:p text:style-name="P17">Haben immer den gleichen Namen wie die Klasse</text:p>
            </text:list-item>
            <text:list-item>
              <text:p text:style-name="P17">dienen zur Objekterzeugung (new)</text:p>
            </text:list-item>
          </text:list>
        </text:list-item>
      </text:list>
      <text:list text:continue-list="list113052538007132" text:style-name="L5">
        <text:list-item>
          <text:p text:style-name="P14">Methoden</text:p>
        </text:list-item>
      </text:list>
      <text:list text:style-name="L9">
        <text:list-item>
          <text:list>
            <text:list-item>
              <text:p text:style-name="P18">ausführbare Aktion/Funktionen in der Klassenbibliothek</text:p>
            </text:list-item>
          </text:list>
        </text:list-item>
      </text:list>
      <text:p text:style-name="P19"/>
      <text:p text:style-name="P6"><text:span text:style-name="T1">ad1: </text:span><text:span text:style-name="T2">Die Daten sind immer gekapselt, dass heißt sie sind von außerhalb der Klasse nicht erreichbar. </text:span><text:span text:style-name="T3">=&gt; Zugriffsmodifikator ist immer </text:span><text:span text:style-name="T10">private</text:span><text:span text:style-name="T3">.</text:span></text:p>
      <text:p text:style-name="P20"/>
      <text:p text:style-name="P7"><text:span text:style-name="T1">ad2: Der Zugriff auf die Daten ist nur über die Eigenschaftsmethoden möglich – Leseerlaubnis (get) und Schreiberlaubnis (set) </text:span><text:span text:style-name="T4">=&gt; </text:span><text:span text:style-name="T5">In den Eigenschaftsmethoden können Bedingungen formuliert werden, unter denen Daten akzeptiert bzw. Übergeben werden können (z.B.: Nenner bei Division != 0).</text:span></text:p>
      <text:p text:style-name="P21"/>
      <text:p text:style-name="P8"><text:span text:style-name="T5">a</text:span><text:span text:style-name="T1">d3: </text:span><text:span text:style-name="T6">Dient mit dem Schlüsselwort "new" zur Objekterzeugung, hat die gleiche Bezeichnung wie die Klasse, das heißt das Objekt bekommt einen neuen Datentyp zugewiesen der dem der Klasse entspricht.</text:span></text:p>
      <text:p text:style-name="P22"/>
      <text:p text:style-name="P8"><text:span text:style-name="T6"><text:tab/>z.B.: </text:span><text:span text:style-name="T11">Random</text:span><text:span text:style-name="T6"> </text:span><text:span text:style-name="T12">rnd</text:span><text:span text:style-name="T6"> = </text:span><text:span text:style-name="T13">new</text:span><text:span text:style-name="T6"> </text:span><text:span text:style-name="T14">Random()</text:span><text:span text:style-name="T6">;</text:span></text:p>
      <text:p text:style-name="P22"/>
      <text:p text:style-name="P5"><text:span text:style-name="T11">Random</text:span><text:span text:style-name="T6">: Klassenname und Datentyp vom Objekt "rnd"</text:span></text:p>
      <text:p text:style-name="P22"/>
      <text:p text:style-name="P5"><text:span text:style-name="T12">rnd</text:span><text:span text:style-name="T6">: Objektname</text:span></text:p>
      <text:p text:style-name="P22"/>
      <text:p text:style-name="P5"><text:span text:style-name="T13">new</text:span><text:span text:style-name="T6">: Schlüsselwort</text:span></text:p>
      <text:p text:style-name="P22"/>
      <text:p text:style-name="P5"><text:span text:style-name="T14">Random()</text:span><text:span text:style-name="T6">: Konstruktor (mit Parameterliste in den Klammern)</text:span></text:p>
      <text:p text:style-name="P22"/>
      <text:p text:style-name="P23"><text:soft-page-break/><text:span text:style-name="T6">Ü</text:span><text:span text:style-name="T1">ber den Punktoperator kann auf die Methoden in einem Objekt zugegriffen werden ( z.B.: rnd.Next(); )</text:span></text:p>
      <text:p text:style-name="P23"><text:span text:style-name="T1"/></text:p>
      <text:p text:style-name="P24"><text:span text:style-name="T1">ad4: Ausführbare Aktionen =&gt; bestimmen die Funktionalität der Klassenbibliothek / des Objekts.</text:span></text:p>
      <text:p text:style-name="P25"><text:span text:style-name="T1"/></text:p>
      <text:p text:style-name="P25"><text:span text:style-name="T1"/></text:p>
      <text:p text:style-name="P30"><text:span text:style-name="T1">Konstruktor:</text:span></text:p>
      <text:p text:style-name="P26"><text:span text:style-name="T1"/></text:p>
      <text:p text:style-name="P27"><text:span text:style-name="T1">Falls kein Konstruktor in der dll angelegt wird, erzeugt der Kompiler immer den </text:span></text:p>
      <text:p text:style-name="P27"><text:span text:style-name="T1"/></text:p>
      <text:p text:style-name="P27"><text:span text:style-name="T1">Standar</text:span><text:span text:style-name="T7">d</text:span><text:span text:style-name="T1">konstruktor:</text:span></text:p>
      <text:list text:style-name="L10">
        <text:list-item>
          <text:p text:style-name="P28"><text:span text:style-name="T1">Hat immer den Namen der Klasse</text:span></text:p>
        </text:list-item>
        <text:list-item>
          <text:p text:style-name="P28"><text:span text:style-name="T1">Hat keine vordefinierten Parameter die übergeben werden</text:span></text:p>
        </text:list-item>
      </text:list>
      <text:p text:style-name="P29"><text:span text:style-name="T1"/></text:p>
      <text:p text:style-name="P33"><text:span text:style-name="T1">Konstruktoren können gleich wie Methoden überladen werden, d.h. sie haben alle den gleichen Namen wie die Klasse und unterscheiden sich nur anhand der Parameterliste.</text:span></text:p>
      <text:p text:style-name="P33"><text:span text:style-name="T1"/></text:p>
      <text:p text:style-name="P34"><text:span text:style-name="T1">Sind überladenen Konstruktoren vorhanden, aber kein Standardkonstruktor, wird dieser beim Kompilieren nicht mehr erzeugt =&gt; nach dem </text:span><text:span text:style-name="T9">d</text:span><text:span text:style-name="T1">ieser aber zum erstellen eines </text:span><text:span text:style-name="T8">allgemeinen </text:span><text:span text:style-name="T1">Objekts benötigt wird, muss auch immer ein Standardkonstruktor in der dll erstellt werden.</text:span></text:p>
      <text:p text:style-name="P34"><text:span text:style-name="T1"/></text:p>
      <text:p text:style-name="P34"><text:span text:style-name="T1"/></text:p>
      <text:p text:style-name="P31"><text:span text:style-name="T1">Aufruf von Methoden aus der dll:</text:span></text:p>
      <text:p text:style-name="P34"><text:span text:style-name="T1"/></text:p>
      <text:p text:style-name="P34"><text:span text:style-name="T1">Grundvoraussetzung ist, dass die dll im Projektexplorer unter "Verweis" hinzugefügt wurde und dass die Methoden entsprechend public deklariert wurden.</text:span></text:p>
      <text:p text:style-name="P34"><text:span text:style-name="T1"/></text:p>
      <text:p text:style-name="P34"><text:span text:style-name="T1">Im Editor muss die dll mittels "using &lt;</text:span><text:span text:style-name="T8">namespace&gt;</text:span><text:span text:style-name="T1">" zusätzlich eingebunden werden. </text:span><text:span text:style-name="T8">Dann sind alle Methoden über den "&lt;Objektname&gt;.&lt;Methode&gt;" aufrufbar.</text:span></text:p>
      <text:p text:style-name="P34"><text:span text:style-name="T8"/></text:p>
      <text:p text:style-name="P35"><text:span text:style-name="T8">W</text:span><text:span text:style-name="T1">eitere Begriffe zur OOP sind die Vererbung und so genannte Delegates.</text:span></text:p>
      <text:p text:style-name="P35"><text:span text:style-name="T1"/></text:p>
      <text:p text:style-name="P35"><text:span text:style-name="T1"/></text:p>
      <text:p text:style-name="P32"><text:soft-page-break/><text:span text:style-name="T1">Vererbung:</text:span></text:p>
      <text:p text:style-name="P35"><text:span text:style-name="T1"/></text:p>
      <text:p text:style-name="P35"><text:span text:style-name="T1">Eine Klasse kann aus Subklassen bestehen, wobei die Subklassen die Eigenschaften &amp; Methoden der Basisklasse erben.</text:span></text:p>
      <text:p text:style-name="P35"><text:span text:style-name="T1"/></text:p>
      <text:p text:style-name="P35"><text:span text:style-name="T1">=&gt; wird dieses Vererbungsprinzip auf Objekte übertragen, spricht man von sogenannten delegates.</text:span></text:p>
      <text:p text:style-name="P35"><text:span text:style-name="T1"/></text:p>
      <text:p text:style-name="P36"><text:span text:style-name="T1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sloLGS NF" svg:font-family="'MesloLGS NF'" style:font-pitch="fixed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4T10:50:20.810334154</meta:creation-date>
    <dc:date>2023-10-11T11:30:50.627611156</dc:date>
    <meta:editing-duration>PT1H31M11S</meta:editing-duration>
    <meta:editing-cycles>28</meta:editing-cycles>
    <meta:generator>LibreOffice/7.5.6.2$Linux_X86_64 LibreOffice_project/50$Build-2</meta:generator>
    <meta:document-statistic meta:table-count="0" meta:image-count="0" meta:object-count="0" meta:page-count="4" meta:paragraph-count="47" meta:word-count="470" meta:character-count="3397" meta:non-whitespace-character-count="2985"/>
  </office:meta>
</office:document-meta>
</file>